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able_20_Heading">
      <style:paragraph-properties fo:text-align="center" style:justify-single-word="false"/>
    </style:style>
    <style:style style:name="P21" style:family="paragraph" style:parent-style-name="Table_20_Heading">
      <style:paragraph-properties fo:text-align="center" style:justify-single-word="false"/>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style>
    <style:style style:name="P24" style:family="paragraph" style:parent-style-name="Text_20_body" style:list-style-name="L1">
      <style:paragraph-properties fo:margin-top="0in" fo:margin-bottom="0in"/>
    </style:style>
    <style:style style:name="P25" style:family="paragraph" style:parent-style-name="Text_20_body" style:list-style-name="L2">
      <style:paragraph-properties fo:margin-top="0in" fo:margin-bottom="0in"/>
    </style:style>
    <style:style style:name="P26" style:family="paragraph" style:parent-style-name="Text_20_body" style:list-style-name="L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Boolean and Basic Conditional Statements</text:p>
      <text:p text:style-name="Author"><text:a xlink:type="simple" xlink:href="https://csci-1301.github.io/about#authors" office:name=""><text:span text:style-name="Definition">https://csci-1301.github.io/about#authors</text:span></text:a></text:p>
      <text:p text:style-name="Date">May 27, 2021 (09:25:2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truth-tables"/>Truth Tables<text:bookmark-end text:name="truth-tables"/></text:h>
      <text:p text:style-name="First_20_paragraph">Copy-and-paste the following code into the <text:span text:style-name="NormalTok">Main</text:span> method of a new project:</text:p>
      <text:p text:style-name="P1">/* </text:p>
      <text:p text:style-name="P2"><text:s text:c="1"/>* We have two boolean values: true and false.</text:p>
      <text:p text:style-name="P3"><text:s text:c="1"/>* We can use the constant "true" and "false",</text:p>
      <text:p text:style-name="P4"><text:s text:c="1"/>* we can also declare constants with the same value,</text:p>
      <text:p text:style-name="P5"><text:s text:c="1"/>* but a shorter name:</text:p>
      <text:p text:style-name="P6"><text:s text:c="1"/>*/</text:p>
      <text:p text:style-name="P7">const bool t = true;</text:p>
      <text:p text:style-name="P8">const bool f = false;</text:p>
      <text:p text:style-name="P9"/>
      <text:p text:style-name="P10">Console.WriteLine("Conjunction (and, &amp;&amp;) truth table:"</text:p>
      <text:p text:style-name="P11">+ "\n\n\t" + t+ "\t" + f</text:p>
      <text:p text:style-name="P12">+ "\n" + t+ "\t" + (t &amp;&amp; t)+ "\t" + (t &amp;&amp; f)</text:p>
      <text:p text:style-name="P13">+ "\n" + f+ "\t" + (f &amp;&amp; t)+ "\t" + (f &amp;&amp; f)</text:p>
      <text:p text:style-name="P14">+ "\n\n*-*-*-*-*-*-*-*-*-*-*-*-*-*-*-*-*-*\n");</text:p>
      <text:p text:style-name="P15"/>
      <text:p text:style-name="P16">Console.WriteLine("Negation (not, !) truth table:"</text:p>
      <text:p text:style-name="P17">+ "\n\n\t" + t+ "\t" + f</text:p>
      <text:p text:style-name="P18">+ "\n\t" + (!t)+ "\t" + (!f)</text:p>
      <text:p text:style-name="P19">+ "\n\n*-*-*-*-*-*-*-*-*-*-*-*-*-*-*-*-*-*\n");</text:p>
      <text:p text:style-name="First_20_paragraph">Compile and execute it.</text:p>
      <text:p text:style-name="Text_20_body">Then, write the code that will display on the screen the truth tables for the binary operators disjunction (or, <text:span text:style-name="OperatorTok">||</text:span>), identity (equality, <text:span text:style-name="OperatorTok">==</text:span>) and difference (inequality, <text:span text:style-name="OperatorTok">!=</text:span>).</text:p>
      <text:p text:style-name="Text_20_body">Normally, using the find-and-replace feature of VS should make this task easy and fast.</text:p>
      <text:h text:style-name="Heading_20_1" text:outline-level="1"><text:bookmark-start text:name="precedence-and-order-of-evaluation"/>Precedence and Order of Evaluation<text:bookmark-end text:name="precedence-and-order-of-evaluation"/></text:h>
      <text:h text:style-name="Heading_20_2" text:outline-level="2"><text:bookmark-start text:name="reading-and-understanding"/>Reading and Understanding<text:bookmark-end text:name="reading-and-understanding"/></text:h>
      <text:p text:style-name="First_20_paragraph">If you look at <text:a xlink:type="simple" xlink:href="https://docs.microsoft.com/en-us/dotnet/csharp/language-reference/operators/#operator-precedence" office:name=""><text:span text:style-name="Definition">https://docs.microsoft.com/en-us/dotnet/csharp/language-reference/operators/#operator-precedence</text:span></text:a>, you will see that</text:p>
      <table:table table:name="Table1" table:style-name="Table1">
        <table:table-column table:style-name="Table1.A"/>
        <table:table-column table:style-name="Table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22"><text:span text:style-name="OperatorTok">!</text:span></text:p>
          </table:table-cell>
          <table:table-cell table:style-name="TableRowCell" office:value-type="string">
            <text:p text:style-name="P23">is evaluated before</text:p>
          </table:table-cell>
        </table:table-row>
        <table:table-row>
          <table:table-cell table:style-name="TableRowCell" office:value-type="string">
            <text:p text:style-name="P22"><text:span text:style-name="OperatorTok">*</text:span>, <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amp;&amp;</text:span></text:p>
          </table:table-cell>
          <table:table-cell table:style-name="TableRowCell" office:value-type="string">
            <text:p text:style-name="P23">which is evaluated before</text:p>
          </table:table-cell>
        </table:table-row>
        <table:table-row>
          <table:table-cell table:style-name="TableRowCell" office:value-type="string">
            <text:p text:style-name="P22"><text:span text:style-name="OperatorTok">||</text:span></text:p>
          </table:table-cell>
          <table:table-cell table:style-name="TableRowCell" office:value-type="string">
            <text:p text:style-name="P23">which comes last.</text:p>
          </table:table-cell>
        </table:table-row>
      </table:table>
      <text:p text:style-name="First_20_paragraph">and that within those groups, operations are evaluated from left to right.</text:p>
      <text:p text:style-name="Text_20_body">So that, for instance, <text:span text:style-name="OperatorTok">!</text:span><text:span text:style-name="NormalTok"><text:s text:c="1"/></text:span><text:span text:style-name="KeywordTok">tru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 will be evaluated as</text:p>
      <table:table table:name="Table2" table:style-name="Table2">
        <table:table-column table:style-name="Table2.A"/>
        <table:table-column table:style-name="Table2.B"/>
        <table:table-column table:style-name="Table2.C"/>
        <table:table-header-rows>
          <table:table-row>
            <table:table-cell table:style-name="TableHeaderRowCell" office:value-type="string">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NormalTok"><text:s text:c="1"/></text:span><text:span text:style-name="KeywordTok">tru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2" text:anchor-type="paragraph"><draw:object xlink:href="Formula-0/" xlink:type="simple" xlink:show="embed" xlink:actuate="onLoad"/></draw:frame></text:p>
          </table:table-cell>
          <table:table-cell table:style-name="TableRowCell" office:value-type="string">
            <text:p text:style-name="Table_20_Contents"><text:span text:style-name="KeywordTok">fals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3</text:span><text:span text:style-name="NormalTok"><text:s text:c="1"/></text:span><text:span text:style-name="OperatorTok">*</text:span><text:span text:style-name="NormalTok"><text:s text:c="1"/></text:span><text:span text:style-name="DecValTok">2</text:span> <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2/"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 <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4/"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draw:frame draw:style-name="fr1" text:anchor-type="as-char"><draw:object xlink:href="Formula-6/"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draw:frame draw:style-name="fr1" text:anchor-type="as-char"><draw:object xlink:href="Formula-8/" xlink:type="simple" xlink:show="embed" xlink:actuate="onLoad"/></draw:frame></text:p>
          </table:table-cell>
          <table:table-cell table:style-name="TableRowCell" office:value-type="string">
            <text:p text:style-name="Table_20_Contents"><text:span text:style-name="KeywordTok">false</text:span></text:p>
          </table:table-cell>
        </table:table-row>
      </table:table>
      <text:p text:style-name="First_20_paragraph">Note that an expression like <text:span text:style-name="OperatorTok">!</text:span><text:span text:style-name="DecValTok">3</text:span><text:span text:style-name="NormalTok"><text:s text:c="1"/></text:span><text:span text:style-name="OperatorTok">&gt;</text:span><text:span text:style-name="NormalTok"><text:s text:c="1"/></text:span><text:span text:style-name="DecValTok">2</text:span> doesn’t make any sense: C# would try to take the negation of <text:span text:style-name="DecValTok">3</text:span>, but you can’t negate an integer! Along the same lines, an expression like <text:span text:style-name="KeywordTok">false</text:span><text:span text:style-name="NormalTok"><text:s text:c="1"/></text:span><text:span text:style-name="OperatorTok">*</text:span><text:span text:style-name="NormalTok"><text:s text:c="1"/></text:span><text:span text:style-name="KeywordTok">true</text:span> doesn’t make any sense: you can’t multiply booleans! Similarly, <text:span text:style-name="DecValTok">3</text:span><text:span text:style-name="NormalTok"><text:s text:c="1"/></text:span><text:span text:style-name="OperatorTok">%</text:span><text:span text:style-name="NormalTok"><text:s text:c="1"/></text:span><text:span text:style-name="KeywordTok">false</text:span> will cause an error: can you see why?</text:p>
      <text:h text:style-name="Heading_20_2" text:outline-level="2"><text:bookmark-start text:name="computing-simple-boolean-expressions"/>Computing Simple Boolean Expressions<text:bookmark-end text:name="computing-simple-boolean-expressions"/></text:h>
      <text:p text:style-name="First_20_paragraph">Evaluate the following expressions (where <text:span text:style-name="NormalTok">t</text:span> stands for <text:span text:style-name="KeywordTok">true</text:span>, and <text:span text:style-name="NormalTok">f</text:span> for <text:span text:style-name="KeywordTok">false</text:span>). Try to do this “by hand,” and write your answers down on paper.</text:p>
      <text:list text:style-name="L1">
        <text:list-item>
          <text:p text:style-name="P24"><text:span text:style-name="NormalTok">t </text:span><text:span text:style-name="OperatorTok">&amp;&amp;</text:span><text:span text:style-name="NormalTok"><text:s text:c="1"/>f </text:span><text:span text:style-name="OperatorTok">||</text:span><text:span text:style-name="NormalTok"><text:s text:c="1"/>t</text:span></text:p>
        </text:list-item>
        <text:list-item>
          <text:p text:style-name="P24"><text:span text:style-name="OperatorTok">!</text:span><text:span text:style-name="NormalTok">t </text:span><text:span text:style-name="OperatorTok">&amp;&amp;</text:span><text:span text:style-name="NormalTok"><text:s text:c="1"/>f</text:span></text:p>
        </text:list-item>
        <text:list-item>
          <text:p text:style-name="P24"><text:span text:style-name="NormalTok">f </text:span><text:span text:style-name="OperatorTok">||</text:span><text:span text:style-name="NormalTok"><text:s text:c="1"/>t </text:span><text:span text:style-name="OperatorTok">&amp;&amp;</text:span><text:span text:style-name="NormalTok"><text:s text:c="1"/></text:span><text:span text:style-name="OperatorTok">!</text:span><text:span text:style-name="NormalTok">f</text:span></text:p>
        </text:list-item>
        <text:list-item>
          <text:p text:style-name="P24"><text:span text:style-name="NormalTok">f </text:span><text:span text:style-name="OperatorTok">==</text:span><text:span text:style-name="NormalTok"><text:s text:c="1"/></text:span><text:span text:style-name="OperatorTok">!</text:span><text:span text:style-name="NormalTok">t </text:span><text:span text:style-name="OperatorTok">||</text:span><text:span text:style-name="NormalTok"><text:s text:c="1"/>f</text:span></text:p>
        </text:list-item>
        <text:list-item>
          <text:p text:style-name="P24"><text:span text:style-name="OperatorTok">!(</text:span><text:span text:style-name="NormalTok">t </text:span><text:span text:style-name="OperatorTok">||</text:span><text:span text:style-name="NormalTok"><text:s text:c="1"/>f </text:span><text:span text:style-name="OperatorTok">||</text:span><text:span text:style-name="NormalTok"><text:s text:c="1"/>t </text:span><text:span text:style-name="OperatorTok">&amp;&amp;</text:span><text:span text:style-name="NormalTok"><text:s text:c="1"/>t</text:span><text:span text:style-name="OperatorTok">)</text:span></text:p>
        </text:list-item>
        <text:list-item>
          <text:p text:style-name="P24"><text:span text:style-name="OperatorTok">!(</text:span><text:span text:style-name="NormalTok">t </text:span><text:span text:style-name="OperatorTok">||</text:span><text:span text:style-name="NormalTok"><text:s text:c="1"/>f</text:span><text:span text:style-name="OperatorTok">)</text:span><text:span text:style-name="NormalTok"><text:s text:c="1"/></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OperatorTok">!</text:span><text:span text:style-name="NormalTok">t </text:span><text:span text:style-name="OperatorTok">||</text:span><text:span text:style-name="NormalTok"><text:s text:c="1"/>f </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NormalTok">t </text:span><text:span text:style-name="OperatorTok">!=</text:span><text:span text:style-name="NormalTok"><text:s text:c="1"/></text:span><text:span text:style-name="OperatorTok">!(</text:span><text:span text:style-name="NormalTok">f </text:span><text:span text:style-name="OperatorTok">||</text:span><text:span text:style-name="NormalTok"><text:s text:c="1"/>t</text:span><text:span text:style-name="OperatorTok">)</text:span></text:p>
        </text:list-item>
      </text:list>
      <text:h text:style-name="Heading_20_2" text:outline-level="2"><text:bookmark-start text:name="computing-expressions-involving-booleans-and-numerical-values"/>Computing Expressions Involving Booleans and Numerical Values<text:bookmark-end text:name="computing-expressions-involving-booleans-and-numerical-values"/></text:h>
      <text:p text:style-name="First_20_paragraph">For each of the following expression, decide if they are “legal” or not. If they are, give the result of their evaluation.</text:p>
      <text:list text:style-name="L2">
        <text:list-item>
          <text:p text:style-name="P25"><text:span text:style-name="DecValTok">3</text:span><text:span text:style-name="NormalTok"><text:s text:c="1"/></text:span><text:span text:style-name="OperatorTok">&gt;</text:span><text:span text:style-name="NormalTok"><text:s text:c="1"/></text:span><text:span text:style-name="DecValTok">2</text:span></text:p>
        </text:list-item>
        <text:list-item>
          <text:p text:style-name="P25"><text:span text:style-name="DecValTok">2</text:span><text:span text:style-name="NormalTok"><text:s text:c="1"/></text:span><text:span text:style-name="OperatorTok">==</text:span><text:span text:style-name="NormalTok"><text:s text:c="1"/></text:span><text:span text:style-name="DecValTok">4</text:span></text:p>
        </text:list-item>
        <text:list-item>
          <text:p text:style-name="P25"><text:span text:style-name="DecValTok">3</text:span><text:span text:style-name="NormalTok"><text:s text:c="1"/></text:span><text:span text:style-name="OperatorTok">&gt;=</text:span><text:span text:style-name="NormalTok"><text:s text:c="1"/></text:span><text:span text:style-name="DecValTok">2</text:span><text:span text:style-name="NormalTok"><text:s text:c="1"/></text:span><text:span text:style-name="OperatorTok">!=</text:span><text:span text:style-name="NormalTok"><text:s text:c="1"/>f</text:span></text:p>
        </text:list-item>
        <text:list-item>
          <text:p text:style-name="P25"><text:span text:style-name="DecValTok">3</text:span><text:span text:style-name="NormalTok"><text:s text:c="1"/></text:span><text:span text:style-name="OperatorTok">&gt;</text:span><text:span text:style-name="NormalTok"><text:s text:c="1"/>f</text:span></text:p>
        </text:list-item>
        <text:list-item>
          <text:p text:style-name="P25"><text:span text:style-name="NormalTok">t </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text:span><text:span text:style-name="DecValTok">8</text:span><text:span text:style-name="NormalTok"><text:s text:c="1"/></text:span><text:span text:style-name="OperatorTok">==</text:span><text:span text:style-name="NormalTok"><text:s text:c="1"/></text:span><text:span text:style-name="DecValTok">43</text:span></text:p>
        </text:list-item>
        <text:list-item>
          <text:p text:style-name="P25"><text:span text:style-name="DecValTok">3</text:span><text:span text:style-name="NormalTok"><text:s text:c="1"/></text:span><text:span text:style-name="OperatorTok">+</text:span><text:span text:style-name="NormalTok"><text:s text:c="1"/>t </text:span><text:span text:style-name="OperatorTok">!=</text:span><text:span text:style-name="NormalTok"><text:s text:c="1"/>f</text:span></text:p>
        </text:list-item>
      </text:list>
      <text:h text:style-name="Heading_20_1" text:outline-level="1"><text:bookmark-start text:name="basic-conditional-statements"/>Basic Conditional Statements<text:bookmark-end text:name="basic-conditional-statements"/></text:h>
      <text:p text:style-name="First_20_paragraph">Read all the instructions in this part before starting to type code. Create a new project, and write portions of code that perform the following:</text:p>
      <text:list text:style-name="L3">
        <text:list-item>
          <text:p text:style-name="P26">Ask the user for an integer, and display on the screen “You were born after me” if the number is strictly greater than your year of birth.</text:p>
        </text:list-item>
        <text:list-item>
          <text:p text:style-name="P26">Ask the user for an integer, and display on the screen “Between <draw:frame draw:style-name="fr1" text:anchor-type="as-char"><draw:object xlink:href="Formula-10/" xlink:type="simple" xlink:show="embed" xlink:actuate="onLoad"/></draw:frame> and <draw:frame draw:style-name="fr1" text:anchor-type="as-char"><draw:object xlink:href="Formula-12/" xlink:type="simple" xlink:show="embed" xlink:actuate="onLoad"/></draw:frame>” if the number is greater than or equal to <draw:frame draw:style-name="fr1" text:anchor-type="as-char"><draw:object xlink:href="Formula-14/" xlink:type="simple" xlink:show="embed" xlink:actuate="onLoad"/></draw:frame> and less than or equal to <draw:frame draw:style-name="fr1" text:anchor-type="as-char"><draw:object xlink:href="Formula-16/" xlink:type="simple" xlink:show="embed" xlink:actuate="onLoad"/></draw:frame>.</text:p>
        </text:list-item>
        <text:list-item>
          <text:p text:style-name="P26">Ask the user for an integer, and display on the screen “Not between <draw:frame draw:style-name="fr1" text:anchor-type="as-char"><draw:object xlink:href="Formula-18/" xlink:type="simple" xlink:show="embed" xlink:actuate="onLoad"/></draw:frame> and <draw:frame draw:style-name="fr1" text:anchor-type="as-char"><draw:object xlink:href="Formula-20/" xlink:type="simple" xlink:show="embed" xlink:actuate="onLoad"/></draw:frame>” if the number is greater than <draw:frame draw:style-name="fr1" text:anchor-type="as-char"><draw:object xlink:href="Formula-22/" xlink:type="simple" xlink:show="embed" xlink:actuate="onLoad"/></draw:frame> or less than <draw:frame draw:style-name="fr1" text:anchor-type="as-char"><draw:object xlink:href="Formula-24/" xlink:type="simple" xlink:show="embed" xlink:actuate="onLoad"/></draw:frame>.</text:p>
        </text:list-item>
        <text:list-item>
          <text:p text:style-name="P26">Ask the user for an integer, and display on the screen “Odd” or “Even”, depending if the number is odd or even.</text:p>
        </text:list-item>
        <text:list-item>
          <text:p text:style-name="P26">Ask the user for an integer, and display on the screen “Negative” if the integer is negative, “Positive” if the integer in positive, and nothing if the integer is <draw:frame draw:style-name="fr1" text:anchor-type="as-char"><draw:object xlink:href="Formula-26/" xlink:type="simple" xlink:show="embed" xlink:actuate="onLoad"/></draw:frame>.</text:p>
        </text:list-item>
        <text:list-item>
          <text:p text:style-name="P26">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28/" xlink:type="simple" xlink:show="embed" xlink:actuate="onLoad"/></draw:frame>” if the number is <draw:frame draw:style-name="fr1" text:anchor-type="as-char"><draw:object xlink:href="Formula-30/" xlink:type="simple" xlink:show="embed" xlink:actuate="onLoad"/></draw:frame>.</text:p>
        </text:list-item>
      </text:list>
      <text:p text:style-name="First_20_paragraph">For each of those questions, write <text:span text:style-name="T1">on paper</text:span>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or nested conditional structures, and what the condition(s) should be. Once you feel confident, write the code in VS, and then test it intensively: enter all kind of values (positive and odd, negative and even, <draw:frame draw:style-name="fr1" text:anchor-type="as-char"><draw:object xlink:href="Formula-32/" xlink:type="simple" xlink:show="embed" xlink:actuate="onLoad"/></draw:frame>, and remember that <text:a xlink:type="simple" xlink:href="https://en.wikipedia.org/wiki/Parity_of_zero" office:name=""><text:span text:style-name="Definition"><draw:frame draw:style-name="fr1" text:anchor-type="as-char"><draw:object xlink:href="Formula-34/" xlink:type="simple" xlink:show="embed" xlink:actuate="onLoad"/></draw:frame> is even</text:span></text:a>, etc.) and make sure that what is displayed on the screen is always correc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Boolean and Basic Conditional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1:25:36Z</meta:creation-date>
    <dc:date>2021-05-27T21:25:36Z</dc:date>
    <meta:user-defined meta:name="date" meta:value-type="string">May  27, 2021 (09:25:2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block">
  <mo>⇒</mo>
</math>
</file>

<file path=Formula-10/content.xml><?xml version="1.0" encoding="utf-8"?>
<math xmlns="http://www.w3.org/1998/Math/MathML" display="inline">
  <mrow>
    <mo>−</mo>
    <mn>1</mn>
  </mrow>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1</mn>
</math>
</file>

<file path=Formula-18/content.xml><?xml version="1.0" encoding="utf-8"?>
<math xmlns="http://www.w3.org/1998/Math/MathML" display="inline">
  <mrow>
    <mo>−</mo>
    <mn>1</mn>
  </mrow>
</math>
</file>

<file path=Formula-2/content.xml><?xml version="1.0" encoding="utf-8"?>
<math xmlns="http://www.w3.org/1998/Math/MathML" display="inline">
  <mo>⇒</mo>
</math>
</file>

<file path=Formula-20/content.xml><?xml version="1.0" encoding="utf-8"?>
<math xmlns="http://www.w3.org/1998/Math/MathML" display="inline">
  <mn>1</mn>
</math>
</file>

<file path=Formula-22/content.xml><?xml version="1.0" encoding="utf-8"?>
<math xmlns="http://www.w3.org/1998/Math/MathML" display="inline">
  <mn>1</mn>
</math>
</file>

<file path=Formula-24/content.xml><?xml version="1.0" encoding="utf-8"?>
<math xmlns="http://www.w3.org/1998/Math/MathML" display="inline">
  <mrow>
    <mo>−</mo>
    <mn>1</mn>
  </mrow>
</math>
</file>

<file path=Formula-26/content.xml><?xml version="1.0" encoding="utf-8"?>
<math xmlns="http://www.w3.org/1998/Math/MathML" display="inline">
  <mn>0</mn>
</math>
</file>

<file path=Formula-28/content.xml><?xml version="1.0" encoding="utf-8"?>
<math xmlns="http://www.w3.org/1998/Math/MathML" display="inline">
  <mn>0</mn>
</math>
</file>

<file path=Formula-30/content.xml><?xml version="1.0" encoding="utf-8"?>
<math xmlns="http://www.w3.org/1998/Math/MathML" display="inline">
  <mn>0</mn>
</math>
</file>

<file path=Formula-32/content.xml><?xml version="1.0" encoding="utf-8"?>
<math xmlns="http://www.w3.org/1998/Math/MathML" display="inline">
  <mn>0</mn>
</math>
</file>

<file path=Formula-34/content.xml><?xml version="1.0" encoding="utf-8"?>
<math xmlns="http://www.w3.org/1998/Math/MathML" display="inline">
  <mn>0</mn>
</math>
</file>

<file path=Formula-4/content.xml><?xml version="1.0" encoding="utf-8"?>
<math xmlns="http://www.w3.org/1998/Math/MathML" display="inline">
  <mo>⇒</mo>
</math>
</file>

<file path=Formula-6/content.xml><?xml version="1.0" encoding="utf-8"?>
<math xmlns="http://www.w3.org/1998/Math/MathML" display="inline">
  <mo>⇒</mo>
</math>
</file>

<file path=Formula-8/content.xml><?xml version="1.0" encoding="utf-8"?>
<math xmlns="http://www.w3.org/1998/Math/MathML" display="inline">
  <mo>⇒</mo>
</math>
</file>